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184cm" fo:min-width="0.5cm"/>
    </style:style>
    <style:style style:name="gr2" style:family="graphic" style:parent-style-name="standard">
      <style:graphic-properties svg:stroke-color="#000000" draw:fill="solid" draw:fill-color="#ffcc00" draw:textarea-horizontal-align="justify" draw:textarea-vertical-align="middle" draw:auto-grow-height="false" fo:min-height="1.184cm" fo:min-width="0.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82cm" fo:min-width="0.63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3.439cm"/>
    </style:style>
    <style:style style:name="gr6" style:family="graphic" style:parent-style-name="standard">
      <style:graphic-properties draw:textarea-horizontal-align="justify" draw:textarea-vertical-align="middle" draw:auto-grow-height="false" fo:min-height="0.15cm" fo:min-width="4.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cm" svg:height="4.3cm" svg:x="1.1cm" svg:y="12.1cm">
          <text:p text:style-name="P1">T1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3" draw:id="id3" draw:layer="layout" svg:width="2cm" svg:height="4.3cm" svg:x="4.2cm" svg:y="12.1cm">
          <text:p text:style-name="P1">T2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5" draw:id="id5" draw:layer="layout" svg:width="2cm" svg:height="4.3cm" svg:x="7.3cm" svg:y="10.6cm">
          <text:p text:style-name="P1">T3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2" draw:id="id2" draw:layer="layout" svg:width="1.6cm" svg:height="1.6cm" svg:x="2.7cm" svg:y="9.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1.6cm" svg:height="1.6cm" svg:x="5.6cm" svg:y="7.7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2.1cm" svg:y1="12.1cm" svg:x2="2.934cm" svg:y2="11.166cm" draw:start-shape="id1" draw:start-glue-point="4" draw:end-shape="id2" draw:end-glue-point="7" svg:d="M2100 12100l834-934" svg:viewBox="0 0 835 935">
          <text:p/>
        </draw:connector>
        <draw:connector draw:style-name="gr4" draw:text-style-name="P2" draw:layer="layout" draw:type="line" svg:x1="4.066cm" svg:y1="11.166cm" svg:x2="5.2cm" svg:y2="12.1cm" draw:start-shape="id2" draw:start-glue-point="9" draw:end-shape="id3" draw:end-glue-point="4" svg:d="M4066 11166l1134 934" svg:viewBox="0 0 1135 935">
          <text:p/>
        </draw:connector>
        <draw:connector draw:style-name="gr4" draw:text-style-name="P2" draw:layer="layout" draw:type="line" svg:x1="4.066cm" svg:y1="10.034cm" svg:x2="5.834cm" svg:y2="9.066cm" draw:start-shape="id2" draw:start-glue-point="11" draw:end-shape="id4" draw:end-glue-point="7" svg:d="M4066 10034l1768-968" svg:viewBox="0 0 1769 969">
          <text:p/>
        </draw:connector>
        <draw:connector draw:style-name="gr4" draw:text-style-name="P2" draw:layer="layout" draw:type="line" svg:x1="6.966cm" svg:y1="9.066cm" svg:x2="8.3cm" svg:y2="10.6cm" draw:start-shape="id4" draw:start-glue-point="9" draw:end-shape="id5" draw:end-glue-point="4" svg:d="M6966 9066l1334 1534" svg:viewBox="0 0 1335 1535">
          <text:p/>
        </draw:connector>
        <draw:custom-shape draw:style-name="gr1" draw:text-style-name="P2" xml:id="id6" draw:id="id6" draw:layer="layout" svg:width="2cm" svg:height="4.3cm" svg:x="10.9cm" svg:y="10.6cm">
          <text:p text:style-name="P1">T1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9" draw:id="id9" draw:layer="layout" svg:width="2cm" svg:height="4.3cm" svg:x="14cm" svg:y="12.1cm">
          <text:p text:style-name="P1">T2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10" draw:id="id10" draw:layer="layout" svg:width="2cm" svg:height="4.3cm" svg:x="17.1cm" svg:y="12.1cm">
          <text:p text:style-name="P1">T3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7" draw:id="id7" draw:layer="layout" svg:width="1.6cm" svg:height="1.6cm" svg:x="12.6cm" svg:y="7.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1.6cm" svg:height="1.6cm" svg:x="15.5cm" svg:y="9.7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1.9cm" svg:y1="10.6cm" svg:x2="12.834cm" svg:y2="8.866cm" draw:start-shape="id6" draw:start-glue-point="4" draw:end-shape="id7" draw:end-glue-point="7" svg:d="M11900 10600l934-1734" svg:viewBox="0 0 935 1735">
          <text:p/>
        </draw:connector>
        <draw:connector draw:style-name="gr4" draw:text-style-name="P2" draw:layer="layout" draw:type="line" svg:x1="15.734cm" svg:y1="11.066cm" svg:x2="15cm" svg:y2="12.1cm" draw:start-shape="id8" draw:start-glue-point="7" draw:end-shape="id9" draw:end-glue-point="4" svg:d="M15734 11066l-734 1034" svg:viewBox="0 0 735 1035">
          <text:p/>
        </draw:connector>
        <draw:connector draw:style-name="gr4" draw:text-style-name="P2" draw:layer="layout" draw:type="line" svg:x1="13.966cm" svg:y1="8.866cm" svg:x2="15.734cm" svg:y2="9.934cm" draw:start-shape="id7" draw:start-glue-point="9" draw:end-shape="id8" draw:end-glue-point="5" svg:d="M13966 8866l1768 1068" svg:viewBox="0 0 1769 1069">
          <text:p/>
        </draw:connector>
        <draw:connector draw:style-name="gr4" draw:text-style-name="P2" draw:layer="layout" draw:type="line" svg:x1="16.866cm" svg:y1="11.066cm" svg:x2="18.1cm" svg:y2="12.1cm" draw:start-shape="id8" draw:start-glue-point="9" draw:end-shape="id10" draw:end-glue-point="4" svg:d="M16866 11066l1234 1034" svg:viewBox="0 0 1235 1035">
          <text:p/>
        </draw:connector>
        <draw:custom-shape draw:style-name="gr5" draw:text-style-name="P1" draw:layer="layout" svg:width="4.5cm" svg:height="0.4cm" svg:x="7.5cm" svg:y="8.2cm">
          <text:p text:style-name="P1">Links Rotation b</text:p>
          <text:p text:style-name="P1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4.6cm" svg:height="0.4cm" svg:x="7.6cm" svg:y="7cm">
          <text:p text:style-name="P1">Rechts Rotation a</text:p>
          <text:p text:style-name="P1"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13:23:43.105213635</meta:creation-date>
    <dc:date>2016-06-01T13:46:49.534739792</dc:date>
    <meta:editing-duration>PT10M8S</meta:editing-duration>
    <meta:editing-cycles>2</meta:editing-cycles>
    <meta:generator>LibreOffice/5.1.2.2$Linux_X86_64 LibreOffice_project/10m0$Build-2</meta:generator>
    <meta:document-statistic meta:object-count="20"/>
  </office:meta>
</office:document-meta>
</file>